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D00000153403014473B6B26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Open Sans" fo:font-size="28pt" style:font-size-asian="28pt" style:font-size-complex="28pt"/>
    </style:style>
    <style:style style:name="P3" style:family="paragraph" style:parent-style-name="Standard">
      <style:text-properties style:font-name="Open Sans" fo:font-size="12pt" style:font-size-asian="10.5pt" style:font-size-complex="12pt"/>
    </style:style>
    <style:style style:name="P4" style:family="paragraph" style:parent-style-name="Standard">
      <style:text-properties style:font-name="Open Sans" fo:font-size="12pt" style:font-size-asian="12pt" style:font-size-complex="12pt"/>
    </style:style>
    <style:style style:name="P5" style:family="paragraph" style:parent-style-name="Standard">
      <style:text-properties style:font-name="Open Sans" fo:font-size="12pt" officeooo:rsid="0006fb48" officeooo:paragraph-rsid="0006fb48" style:font-size-asian="12pt" style:font-size-complex="12pt"/>
    </style:style>
    <style:style style:name="P6" style:family="paragraph" style:parent-style-name="Standard">
      <style:text-properties style:font-name="Open Sans" fo:font-size="12pt" officeooo:paragraph-rsid="0006fb48" style:font-size-asian="12pt" style:font-size-complex="12pt"/>
    </style:style>
    <style:style style:name="P7" style:family="paragraph" style:parent-style-name="Standard">
      <style:text-properties style:font-name="Open Sans" fo:font-size="12pt" officeooo:paragraph-rsid="000c575b" style:font-size-asian="12pt" style:font-size-complex="12pt"/>
    </style:style>
    <style:style style:name="P8" style:family="paragraph" style:parent-style-name="Standard">
      <style:text-properties style:font-name="Open Sans" fo:font-size="12pt" officeooo:rsid="0008a187" officeooo:paragraph-rsid="0008a187" style:font-size-asian="12pt" style:font-size-complex="12pt"/>
    </style:style>
    <style:style style:name="P9" style:family="paragraph" style:parent-style-name="Standard">
      <style:text-properties style:font-name="Open Sans" fo:font-size="12pt" fo:font-weight="bold" officeooo:rsid="0008a187" officeooo:paragraph-rsid="0008a187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Open Sans" fo:font-size="12pt" style:text-underline-style="solid" style:text-underline-width="auto" style:text-underline-color="font-color" fo:font-weight="normal" officeooo:rsid="00072840" officeooo:paragraph-rsid="0007284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Open Sans" fo:font-size="12pt" style:text-underline-style="solid" style:text-underline-width="auto" style:text-underline-color="font-color" fo:font-weight="normal" officeooo:rsid="0008a187" officeooo:paragraph-rsid="000c575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Open Sans" fo:font-size="12pt" style:text-underline-style="solid" style:text-underline-width="auto" style:text-underline-color="font-color" fo:font-weight="normal" officeooo:rsid="0008a187" officeooo:paragraph-rsid="0008a187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Open Sans" fo:font-size="12pt" style:text-underline-style="none" fo:font-weight="normal" officeooo:rsid="00072840" officeooo:paragraph-rsid="0007284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Open Sans" fo:font-size="12pt" style:text-underline-style="none" fo:font-weight="normal" officeooo:rsid="0008a187" officeooo:paragraph-rsid="0008a187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Open Sans" fo:font-size="16pt" officeooo:rsid="000f2379" officeooo:paragraph-rsid="000f2379" style:font-size-asian="16pt" style:font-size-complex="16pt"/>
    </style:style>
    <style:style style:name="P16" style:family="paragraph" style:parent-style-name="Standard">
      <style:text-properties style:font-name="Open Sans" fo:font-size="16pt" style:font-size-asian="16pt" style:font-size-complex="16pt"/>
    </style:style>
    <style:style style:name="P17" style:family="paragraph" style:parent-style-name="Standard">
      <style:text-properties style:font-name="Open Sans" fo:font-size="16pt" officeooo:rsid="0006fb48" officeooo:paragraph-rsid="0006fb48" style:font-size-asian="16pt" style:font-size-complex="16pt"/>
    </style:style>
    <style:style style:name="P18" style:family="paragraph" style:parent-style-name="Standard">
      <style:text-properties style:font-name="Open Sans" fo:font-size="20pt" style:font-size-asian="20pt" style:font-size-complex="20pt"/>
    </style:style>
    <style:style style:name="P19" style:family="paragraph" style:parent-style-name="Standard">
      <style:text-properties style:font-name="Open Sans" fo:font-size="18pt" style:font-size-asian="18pt" style:font-size-complex="18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1" style:family="paragraph" style:parent-style-name="Standard" style:list-style-name="L1">
      <style:text-properties style:font-name="Open Sans" fo:font-size="12pt" fo:font-weight="bold" officeooo:rsid="0006fb48" officeooo:paragraph-rsid="0006fb48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style:font-name="Open Sans" fo:font-size="12pt" fo:font-weight="bold" officeooo:rsid="0008a187" officeooo:paragraph-rsid="0008a187" style:font-size-asian="12pt" style:font-weight-asian="bold" style:font-size-complex="12pt" style:font-weight-complex="bold"/>
    </style:style>
    <style:style style:name="P23" style:family="paragraph" style:parent-style-name="Standard" style:list-style-name="L2">
      <style:text-properties style:font-name="Open Sans" fo:font-size="12pt" officeooo:paragraph-rsid="000db142" style:font-size-asian="12pt" style:font-size-complex="12pt"/>
    </style:style>
    <style:style style:name="P24" style:family="paragraph" style:parent-style-name="Standard" style:list-style-name="L2">
      <style:text-properties style:font-name="Open Sans" fo:font-size="12pt" officeooo:paragraph-rsid="0006fb48" style:font-size-asian="12pt" style:font-size-complex="12pt"/>
    </style:style>
    <style:style style:name="P25" style:family="paragraph" style:parent-style-name="Standard" style:list-style-name="L2">
      <style:text-properties style:font-name="Open Sans" fo:font-size="12pt" officeooo:rsid="0006fb48" officeooo:paragraph-rsid="000db142" style:font-size-asian="12pt" style:font-size-complex="12pt"/>
    </style:style>
    <style:style style:name="P26" style:family="paragraph" style:parent-style-name="Standard" style:list-style-name="L2">
      <style:text-properties style:font-name="Open Sans" fo:font-size="12pt" officeooo:rsid="0006fb48" officeooo:paragraph-rsid="0006fb48" style:font-size-asian="12pt" style:font-size-complex="12pt"/>
    </style:style>
    <style:style style:name="P27" style:family="paragraph" style:parent-style-name="Standard" style:list-style-name="L3">
      <style:text-properties style:font-name="Open Sans" fo:font-size="12pt" officeooo:rsid="0006fb48" officeooo:paragraph-rsid="000db142" style:font-size-asian="12pt" style:font-size-complex="12pt"/>
    </style:style>
    <style:style style:name="P28" style:family="paragraph" style:parent-style-name="Standard" style:list-style-name="L4">
      <style:text-properties style:font-name="Open Sans" fo:font-size="12pt" officeooo:rsid="0006fb48" officeooo:paragraph-rsid="0006fb48" style:font-size-asian="12pt" style:font-size-complex="12pt"/>
    </style:style>
    <style:style style:name="P29" style:family="paragraph" style:parent-style-name="Standard" style:list-style-name="L5">
      <style:text-properties style:font-name="Open Sans" fo:font-size="12pt" officeooo:paragraph-rsid="000c575b" style:font-size-asian="12pt" style:font-size-complex="12pt"/>
    </style:style>
    <style:style style:name="P30" style:family="paragraph" style:parent-style-name="Standard" style:list-style-name="L7">
      <style:text-properties style:font-name="Open Sans" fo:font-size="12pt" officeooo:paragraph-rsid="0008a187" style:font-size-asian="12pt" style:font-size-complex="12pt"/>
    </style:style>
    <style:style style:name="P31" style:family="paragraph" style:parent-style-name="Standard" style:list-style-name="L8">
      <style:text-properties style:font-name="Open Sans" fo:font-size="12pt" officeooo:paragraph-rsid="000c575b" style:font-size-asian="12pt" style:font-size-complex="12pt"/>
    </style:style>
    <style:style style:name="P32" style:family="paragraph" style:parent-style-name="Standard" style:list-style-name="L8">
      <style:text-properties style:font-name="Open Sans" fo:font-size="12pt" officeooo:rsid="0008a187" officeooo:paragraph-rsid="000c575b" style:font-size-asian="12pt" style:font-size-complex="12pt"/>
    </style:style>
    <style:style style:name="P33" style:family="paragraph" style:parent-style-name="Standard" style:list-style-name="L2">
      <style:text-properties style:font-name="Open Sans" fo:font-size="12pt" fo:font-weight="normal" officeooo:rsid="0006fb48" officeooo:paragraph-rsid="000db142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style:font-name="Open Sans" fo:font-size="12pt" style:text-underline-style="solid" style:text-underline-width="auto" style:text-underline-color="font-color" officeooo:rsid="0006fb48" officeooo:paragraph-rsid="000db142" style:font-size-asian="12pt" style:font-size-complex="12pt"/>
    </style:style>
    <style:style style:name="P35" style:family="paragraph" style:parent-style-name="Standard" style:list-style-name="L3">
      <style:text-properties style:font-name="Open Sans" fo:font-size="12pt" style:text-underline-style="solid" style:text-underline-width="auto" style:text-underline-color="font-color" officeooo:rsid="0006fb48" officeooo:paragraph-rsid="000db142" style:font-size-asian="12pt" style:font-size-complex="12pt"/>
    </style:style>
    <style:style style:name="P36" style:family="paragraph" style:parent-style-name="Standard" style:list-style-name="L8">
      <style:text-properties style:font-name="Open Sans" fo:font-size="12pt" style:text-underline-style="solid" style:text-underline-width="auto" style:text-underline-color="font-color" officeooo:rsid="0008a187" officeooo:paragraph-rsid="0008a187" style:font-size-asian="12pt" style:font-size-complex="12pt"/>
    </style:style>
    <style:style style:name="P37" style:family="paragraph" style:parent-style-name="Standard" style:list-style-name="L8">
      <style:text-properties style:font-name="Open Sans" fo:font-size="12pt" style:text-underline-style="solid" style:text-underline-width="auto" style:text-underline-color="font-color" style:font-size-asian="12pt" style:font-size-complex="12pt"/>
    </style:style>
    <style:style style:name="P38" style:family="paragraph" style:parent-style-name="Standard" style:list-style-name="L5">
      <style:text-properties style:font-name="Open Sans" fo:font-size="12pt" style:text-underline-style="solid" style:text-underline-width="auto" style:text-underline-color="font-color" fo:font-weight="normal" officeooo:rsid="0006fb48" officeooo:paragraph-rsid="000c575b" style:font-size-asian="12pt" style:font-weight-asian="normal" style:font-size-complex="12pt" style:font-weight-complex="normal"/>
    </style:style>
    <style:style style:name="P39" style:family="paragraph" style:parent-style-name="Standard" style:list-style-name="L5">
      <style:text-properties style:font-name="Open Sans" fo:font-size="12pt" style:text-underline-style="solid" style:text-underline-width="auto" style:text-underline-color="font-color" fo:font-weight="normal" officeooo:rsid="00072840" officeooo:paragraph-rsid="000c575b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style:text-properties style:font-name="Open Sans" fo:font-size="12pt" style:text-underline-style="solid" style:text-underline-width="auto" style:text-underline-color="font-color" fo:font-weight="normal" officeooo:rsid="0008a187" officeooo:paragraph-rsid="000c575b" style:font-size-asian="12pt" style:font-weight-asian="normal" style:font-size-complex="12pt" style:font-weight-complex="normal"/>
    </style:style>
    <style:style style:name="P41" style:family="paragraph" style:parent-style-name="Standard" style:list-style-name="L7">
      <style:text-properties style:font-name="Open Sans" fo:font-size="12pt" style:text-underline-style="solid" style:text-underline-width="auto" style:text-underline-color="font-color" fo:font-weight="normal" officeooo:rsid="0008a187" officeooo:paragraph-rsid="0008a187" style:font-size-asian="12pt" style:font-weight-asian="normal" style:font-size-complex="12pt" style:font-weight-complex="normal"/>
    </style:style>
    <style:style style:name="P42" style:family="paragraph" style:parent-style-name="Standard" style:list-style-name="L5">
      <style:text-properties style:font-name="Open Sans" fo:font-size="12pt" style:text-underline-style="none" fo:font-weight="normal" officeooo:rsid="00072840" officeooo:paragraph-rsid="000c575b" style:font-size-asian="12pt" style:font-weight-asian="normal" style:font-size-complex="12pt" style:font-weight-complex="normal"/>
    </style:style>
    <style:style style:name="P43" style:family="paragraph" style:parent-style-name="Standard" style:list-style-name="L7">
      <style:text-properties style:font-name="Open Sans" fo:font-size="12pt" style:text-underline-style="none" fo:font-weight="normal" officeooo:rsid="0008a187" officeooo:paragraph-rsid="000c575b" style:font-size-asian="12pt" style:font-weight-asian="normal" style:font-size-complex="12pt" style:font-weight-complex="normal"/>
    </style:style>
    <style:style style:name="P44" style:family="paragraph" style:parent-style-name="Standard" style:list-style-name="L7">
      <style:text-properties style:font-name="Open Sans" fo:font-size="12pt" style:text-underline-style="none" fo:font-weight="normal" officeooo:rsid="0008a187" officeooo:paragraph-rsid="0008a187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text-properties style:font-name="Open Sans" fo:font-size="12pt" officeooo:rsid="000f2379" officeooo:paragraph-rsid="000f2379" style:font-size-asian="10.5pt" style:font-size-complex="12pt"/>
    </style:style>
    <style:style style:name="P46" style:family="paragraph" style:parent-style-name="Standard" style:list-style-name="L2">
      <style:text-properties officeooo:paragraph-rsid="000db14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06fb48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72840" style:font-weight-asian="normal" style:font-weight-complex="normal"/>
    </style:style>
    <style:style style:name="T4" style:family="text">
      <style:text-properties officeooo:rsid="000c575b"/>
    </style:style>
    <style:style style:name="T5" style:family="text">
      <style:text-properties fo:font-weight="normal" officeooo:rsid="0006fb48" style:font-weight-asian="normal" style:font-weight-complex="normal"/>
    </style:style>
    <style:style style:name="T6" style:family="text">
      <style:text-properties style:font-name="Open Sans" fo:font-size="12pt" officeooo:rsid="0006fb48" style:font-size-asian="12pt" style:font-size-complex="12pt"/>
    </style:style>
    <style:style style:name="T7" style:family="text">
      <style:text-properties style:font-name="Open Sans" fo:font-size="12pt" style:text-underline-style="solid" style:text-underline-width="auto" style:text-underline-color="font-color" officeooo:rsid="0006fb48" style:font-size-asian="12pt" style:font-size-complex="12pt"/>
    </style:style>
    <style:style style:name="T8" style:family="text">
      <style:text-properties style:font-name="Open Sans" fo:font-size="36pt" style:font-size-asian="36pt" style:font-size-complex="36pt"/>
    </style:style>
    <style:style style:name="T9" style:family="text">
      <style:text-properties style:font-name="Open Sans" fo:font-size="36pt" officeooo:rsid="00117590" style:font-size-asian="36pt" style:font-size-complex="36pt"/>
    </style:style>
    <style:style style:name="T10" style:family="text">
      <style:text-properties fo:font-style="italic"/>
    </style:style>
    <style:style style:name="T11" style:family="text">
      <style:text-properties officeooo:rsid="0011759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Fuente_20_de_20_párrafo_20_predeter."><text:span text:style-name="T8">TRABAJO PRÁCTICO N° </text:span></text:span><text:span text:style-name="Fuente_20_de_20_párrafo_20_predeter."><text:span text:style-name="T9">2</text:span></text:span></text:p>
      <text:p text:style-name="P18"/>
      <text:p text:style-name="P19"><text:span text:style-name="T1">Institución:</text:span> Universidad Nacional de Entre Ríos - Facultad de Ciencias de la Administración</text:p>
      <text:p text:style-name="P19"/>
      <text:p text:style-name="P19"><text:span text:style-name="T1">Carrera:</text:span> Licenciatura en Sistemas</text:p>
      <text:p text:style-name="P19"/>
      <text:p text:style-name="P19"><text:span text:style-name="T1">Asignatura:</text:span> Metodología de la Investigación</text:p>
      <text:p text:style-name="P19"/>
      <text:p text:style-name="P19"><text:span text:style-name="T1">Ciclo Lectivo:</text:span> 2022</text:p>
      <text:p text:style-name="P19"/>
      <text:p text:style-name="P19"><text:span text:style-name="T1">Docente:</text:span> Dr. Juan Carlos Teze</text:p>
      <text:p text:style-name="P19"/>
      <text:p text:style-name="P19"><text:span text:style-name="T1">Alumno:</text:span> Confalonieri Juan Augusto</text:p>
      <text:p text:style-name="P19"/>
      <text:p text:style-name="P19"><text:span text:style-name="T1">Fecha:</text:span> <text:span text:style-name="T11">16</text:span>/0<text:span text:style-name="T11">9</text:span>/2022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7"><text:soft-page-break/>Guía de actividades</text:p>
      <text:p text:style-name="P4"/>
      <text:list xml:id="list3420880241" text:style-name="L1">
        <text:list-item>
          <text:p text:style-name="P21">Tema de investigación</text:p>
        </text:list-item>
      </text:list>
      <text:p text:style-name="P5"/>
      <text:list xml:id="list1826698443" text:style-name="L2">
        <text:list-item>
          <text:p text:style-name="P23"><text:span text:style-name="T2">Elaborar un concepto de tema de investigación</text:span><text:span text:style-name="T5">.</text:span></text:p>
          <text:p text:style-name="P33"/>
          <text:list>
            <text:list-item>
              <text:p text:style-name="P25">Selección de un campo de trabajo pero que abarca una problemática mucho mas reducida que las disciplinas en las que suele ubicarse.</text:p>
            </text:list-item>
          </text:list>
        </text:list-item>
      </text:list>
      <text:p text:style-name="P6"/>
      <text:list xml:id="list92132808049250" text:continue-numbering="true" text:style-name="L2">
        <text:list-item>
          <text:p text:style-name="P34">Identificar el objeto de estudio del paper seleccionado.</text:p>
          <text:p text:style-name="P46"><text:span text:style-name="Fuente_20_de_20_párrafo_20_predeter."><text:span text:style-name="T7"/></text:span></text:p>
          <text:list>
            <text:list-item>
              <text:p text:style-name="P46"><text:span text:style-name="Fuente_20_de_20_párrafo_20_predeter."><text:span text:style-name="T6">Hacer un relevamiento de los DBMS (sistemas de gestión de bases de datos) para dispositivos móviles </text:span></text:span><text:bookmark text:name="page1427R_mcid331"/><text:span text:style-name="Fuente_20_de_20_párrafo_20_predeter."><text:span text:style-name="T6">y realizar un análisis experimental de los sistemas más<text:line-break/>representativos de los modelos de bases de datos más utilizados.</text:span></text:span></text:p>
            </text:list-item>
          </text:list>
        </text:list-item>
      </text:list>
      <text:p text:style-name="P6"/>
      <text:list xml:id="list92132104037816" text:continue-numbering="true" text:style-name="L2">
        <text:list-item>
          <text:p text:style-name="P34">Identificar la pregunta de investigación que se intenta responder con el proyecto.</text:p>
          <text:p text:style-name="P34"/>
          <text:list>
            <text:list-item>
              <text:p text:style-name="P25">¿Que DBMS, dado un determinado problema, es el adecuado para embeberse en un dispositivo movil?</text:p>
            </text:list-item>
          </text:list>
        </text:list-item>
      </text:list>
      <text:p text:style-name="P6"/>
      <text:list xml:id="list92132387296112" text:continue-numbering="true" text:style-name="L2">
        <text:list-item>
          <text:p text:style-name="P34">Justificación del tema.</text:p>
          <text:p text:style-name="P34"/>
          <text:list>
            <text:list-item>
              <text:p text:style-name="P23">Con el crecimiento en el alcance y uso de internet y de los dispositivos móviles, sumado a la aparición de las redes sociales , se esta produciendo un crecimiento exponencial en el volumen de datos administrados, pudiendo ser estos estructurados, semi-estructurados o sin estructura.</text:p>
            </text:list-item>
            <text:list-item>
              <text:p text:style-name="P24">Ante esta situación de crecimiento en el volumen surgen las bases de datos no relacionales o NoSQL como alternativa a las bases de datos relacionales, que facilitan el almacenamiento de datos semi-estructurados o sin estructura.</text:p>
            </text:list-item>
            <text:list-item>
              <text:p text:style-name="P24">Las mejoras en las prestaciones de los dispositivos móviles conducen a que estos administren cada vez mas información y que surjan nuevos sistemas de gestión de bases de datos que se instalan en dichos dispositivos</text:p>
            </text:list-item>
            <text:list-item>
              <text:p text:style-name="P26"><text:soft-page-break/>Con la aparición de estas tecnologías, los desarrolladores de software deben analizar cuales DBMSs son adecuados para las necesidades del problema a resolver.</text:p>
            </text:list-item>
          </text:list>
        </text:list-item>
      </text:list>
      <text:p text:style-name="P6"/>
      <text:list text:style-name="L3">
        <text:list-item>
          <text:p text:style-name="P35">Que hipótesis se plantea(n) en el paper para el desarrollo del proyecto?</text:p>
          <text:p text:style-name="P35"/>
          <text:list>
            <text:list-item>
              <text:p text:style-name="P27">El paper seleccionado no tiene explícitamente una hipótesis, es un trabajo descriptivo pero en este caso no pronostica nada.</text:p>
            </text:list-item>
          </text:list>
        </text:list-item>
      </text:list>
      <text:list text:style-name="L4">
        <text:list-item>
          <text:list>
            <text:list-header>
              <text:p text:style-name="P28"/>
            </text:list-header>
          </text:list>
        </text:list-item>
      </text:list>
      <text:list xml:id="list92131552883650" text:continue-list="list3420880241" text:style-name="L1">
        <text:list-item>
          <text:p text:style-name="P21">Teorías</text:p>
          <text:p text:style-name="P21"/>
        </text:list-item>
      </text:list>
      <text:list xml:id="list654925236" text:style-name="L5">
        <text:list-item>
          <text:p text:style-name="P29"><text:span text:style-name="T2">Explicar a grandes rasgos la teor</text:span><text:span text:style-name="T3">í</text:span><text:span text:style-name="T2">a desarrollada en el trabajo y su aporte al conocimiento cient</text:span><text:span text:style-name="T3">í</text:span><text:span text:style-name="T2">fico.</text:span></text:p>
          <text:p text:style-name="P38"/>
          <text:list>
            <text:list-item>
              <text:p text:style-name="P29">El trabajo analiza distintos aspectos referidos a la instalación y/o configuración, implementación de componentes requeridos, definición y/o ejecución de consultas de modificación y recuperación de datos, para asistir al ingeniero de software en la selección de un DBMS adecuado para ser embebido en aplicaciones móviles acorde al problema a resolver.</text:p>
            </text:list-item>
            <text:list-item>
              <text:p text:style-name="P42">El conocimiento aportado por este paper se basa en la experiencia de uso de determinados DBMSs elegidos según el ranking de DB-Engines , el cual busca orientar al programador en la elección de un DBMS u otro a la hora de desarrollar una aplicación para dispositivos móviles</text:p>
            </text:list-item>
          </text:list>
        </text:list-item>
      </text:list>
      <text:p text:style-name="P13"/>
      <text:list xml:id="list92133547830048" text:continue-numbering="true" text:style-name="L5">
        <text:list-item>
          <text:p text:style-name="P39">Relacionar con la hipótesis planteada, o refutación de la misma.</text:p>
          <text:p text:style-name="P39"/>
          <text:list>
            <text:list-item>
              <text:p text:style-name="P42">En relación con la teoría, podemos afirmar que el problema a resolver resulta determinante <text:s/>en la elección de un DBMS determinado, ya que depende de los requisitos que tenga el programa o la experiencia del programador <text:s/>determinara la elección de un DBMS para abordar determinado problema.</text:p>
            </text:list-item>
          </text:list>
        </text:list-item>
      </text:list>
      <text:p text:style-name="P10"/>
      <text:list xml:id="list92133508903984" text:continue-list="list92131552883650" text:style-name="L1">
        <text:list-item>
          <text:p text:style-name="P22">Jerarquía de conocimiento</text:p>
        </text:list-item>
      </text:list>
      <text:p text:style-name="P9"/>
      <text:list text:style-name="L6">
        <text:list-item>
          <text:p text:style-name="P40">Ubicar, si los hubiere, elementos de los distintos niveles de la jerarquía de conocimiento vista.</text:p>
        </text:list-item>
      </text:list>
      <text:p text:style-name="P11"/>
      <text:list xml:id="list3939278038" text:style-name="L7">
        <text:list-item>
          <text:list>
            <text:list-item>
              <text:p text:style-name="P43">Datos:</text:p>
            </text:list-item>
          </text:list>
        </text:list-item>
      </text:list>
      <text:p text:style-name="P14"><text:soft-page-break/></text:p>
      <text:p text:style-name="P12"><draw:frame draw:style-name="fr1" draw:name="Imagen2" text:anchor-type="paragraph" svg:width="0in" style:rel-width="scale" svg:height="0in" style:rel-height="scale" draw:z-index="0"><draw:image xlink:href="Pictures/100000000000029D00000153403014473B6B2692.png" xlink:type="simple" xlink:show="embed" xlink:actuate="onLoad" draw:mime-type="image/png"/></draw:frame></text:p>
      <text:list xml:id="list92132429298006" text:continue-numbering="true" text:style-name="L7">
        <text:list-item>
          <text:list>
            <text:list-item>
              <text:p text:style-name="P44">Información:</text:p>
            </text:list-item>
          </text:list>
        </text:list-item>
      </text:list>
      <text:p text:style-name="P14"/>
      <text:list xml:id="list92131896797016" text:continue-numbering="true" text:style-name="L7">
        <text:list-item>
          <text:list>
            <text:list-item>
              <text:list>
                <text:list-item>
                  <text:p text:style-name="P30">SQLite y Realm presentan una baja complejidad, alta legibilidad de código y alta integración con estructuras del paradigma de programación orientada a objetos. Pero presenta una baja flexibilidad en la definición del esquema de datos.</text:p>
                </text:list-item>
                <text:list-item>
                  <text:p text:style-name="P44">Couchbase Lite presenta una alta flexibilidad en el esquema de datos.</text:p>
                </text:list-item>
              </text:list>
            </text:list-item>
          </text:list>
        </text:list-item>
      </text:list>
      <text:p text:style-name="P14"/>
      <text:list xml:id="list92131626023406" text:continue-numbering="true" text:style-name="L7">
        <text:list-item>
          <text:list>
            <text:list-item>
              <text:p text:style-name="P44">Conocimiento:</text:p>
              <text:p text:style-name="P44"/>
              <text:list>
                <text:list-item>
                  <text:p text:style-name="P30">El problema a resolver resulta determinante en la elección de un DBMS.</text:p>
                </text:list-item>
                <text:list-item>
                  <text:p text:style-name="P30">En situaciones en las que no se requiera una gran flexibilidad en el esquema de datos, SQLite y Realm serian los mas adecuados.</text:p>
                </text:list-item>
                <text:list-item>
                  <text:p text:style-name="P30">En situaciones en las cuales se requiera una gran flexibilidad en el esquema de datos, Couchbase Lite representara una mejor opción.</text:p>
                </text:list-item>
                <text:list-item>
                  <text:p text:style-name="P44">En la experimentación planteada, que no requiere un esquema de datos flexible, SQLite y Realm resultan más adecuados, considerándose el primero como la mejor opción, debido a que el problema, planteado se ajusta, mejor al modelo relacional.</text:p>
                </text:list-item>
              </text:list>
            </text:list-item>
          </text:list>
        </text:list-item>
        <text:list-item>
          <text:p text:style-name="P41">Conjeturar datos adicionales que estimen puedan surgir.</text:p>
        </text:list-item>
      </text:list>
      <text:p text:style-name="P12"/>
      <text:list xml:id="list92133650358720" text:continue-numbering="true" text:style-name="L7">
        <text:list-item>
          <text:list>
            <text:list-item>
              <text:p text:style-name="P44">Las mejoras en las prestaciones de hardware de los dispositivos móviles conducen a que éstos administren cada vez más información, y que surjan nuevos sistemas de gestión de bases de datos que se instalan en dichos dispositivos</text:p>
            </text:list-item>
          </text:list>
        </text:list-item>
      </text:list>
      <text:p text:style-name="P14"/>
      <text:list xml:id="list92131781386376" text:continue-list="list92133508903984" text:style-name="L1">
        <text:list-item>
          <text:p text:style-name="P22">Método de Investigación propuesto</text:p>
        </text:list-item>
      </text:list>
      <text:p text:style-name="P8"/>
      <text:list xml:id="list2687237986" text:style-name="L8">
        <text:list-item>
          <text:p text:style-name="P36">Identificar los pasos propuestos en el paper para llevar a cabo el proyecto.</text:p>
        </text:list-item>
      </text:list>
      <text:p text:style-name="P8"/>
      <text:list xml:id="list92132325925422" text:continue-numbering="true" text:style-name="L8">
        <text:list-item>
          <text:list>
            <text:list-item>
              <text:p text:style-name="P31">Para llevar a cabo la experimentación se realizaron los siguientes pasos:</text:p>
              <text:list>
                <text:list-item>
                  <text:p text:style-name="P31">Selección de DBMSs bajo condiciones definidas para el trabajo, como poder ser utilizado sin una licencia comercial, poder ser <text:soft-page-break/>utilizado de forma autónoma o la posibilidad de utilizarlo de forma offline, entre otras. Ademas los DBMS deben estar en las primeras tres posiciones <text:s/>de acuerdo al ranking <text:s/>por modelo de DBMS por DB-Engines.</text:p>
                </text:list-item>
                <text:list-item>
                  <text:p text:style-name="P31">A partir de estas característica que presenta cada DBMS y de criterios enunciados en el trabajo de investigación, se seleccionan para la realización del análisis experimental comparativos 3 DBMSs (según requisitos nombrados previamente).</text:p>
                </text:list-item>
                <text:list-item>
                  <text:p text:style-name="P31">Desarrollo parcial de 3 aplicaciones móviles en la plataforma Android, cada una utilizando los DBMSs seleccionados. Cada una de estas aplicaciones con sus requerimientos funcionales y no funcionales).</text:p>
                </text:list-item>
                <text:list-item>
                  <text:p text:style-name="P31">Análisis desde el punto de vista de la experiencia del ingeniero de software en el desarrollo de cada aplicación, considerando complejidad de implementación en lo que respecta a instalación/configuración e implementación de componentes requeridos (estructura de datos, clases, etc).</text:p>
                </text:list-item>
                <text:list-item>
                  <text:p text:style-name="P31">Análisis de los resultados obtenidos.</text:p>
                </text:list-item>
                <text:list-item>
                  <text:p text:style-name="P32">Conclusiones y posibles lineas de trabajo a futuro.</text:p>
                </text:list-item>
              </text:list>
            </text:list-item>
          </text:list>
        </text:list-item>
      </text:list>
      <text:p text:style-name="P4"/>
      <text:list xml:id="list92131797492114" text:continue-numbering="true" text:style-name="L8">
        <text:list-item>
          <text:p text:style-name="P37">Relacionar el método de investigaci<text:span text:style-name="T4">ó</text:span>n planteado con los vistos, explicando que puntos se condicen con los mismos.</text:p>
        </text:list-item>
      </text:list>
      <text:p text:style-name="P4"/>
      <text:list xml:id="list92133172251864" text:continue-numbering="true" text:style-name="L8">
        <text:list-item>
          <text:list>
            <text:list-item>
              <text:p text:style-name="P31">Encontramos una construcción de un modelo de pruebas para testear determinados DBMS lo cual correspondería al desarrollo de una proto-teoria, propio de un modelo secuencial con una visión experimental.</text:p>
            </text:list-item>
            <text:list-item>
              <text:p text:style-name="P31">Luego tenemos un conjunto de requerimientos funcionales y no funcionales para las pruebas, una forma de proceder y un testeo de sistema, esto <text:s/>propio de un modelo secuencial con una visión de diseño.</text:p>
            </text:list-item>
            <text:list-item>
              <text:p text:style-name="P31">Finalmente se produce una interpretación de los resultados, analizando las tablas obtenidas con una escala de calificación asignada por ellos. Con esta tablas se obtienen conclusiones y resultados, siendo esto el ultimo paso de un modelo secuencial con una visión teórica.</text:p>
            </text:list-item>
          </text:list>
        </text:list-item>
      </text:list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Bibliografía</text:p>
      <text:p text:style-name="P15"/>
      <text:list text:style-name="L9">
        <text:list-item>
          <text:p text:style-name="P45">Tesone, F., Thomas, P. J., Marrero, L., Olsowy, V., &amp; Pesado, P. M. (2021). Un análisis experimental de sistemas de gestión de bases de datos para dispositivos móviles. In <text:span text:style-name="T10">XXVII Congreso Argentino de Ciencias de la Computación (CACIC)(Modalidad virtual, 4 al 8 de octubre de 2021)</text:span>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meta:creation-date>2022-08-26T09:52:00Z</meta:creation-date>
    <dc:date>2022-09-04T09:21:31.450688722</dc:date>
    <meta:editing-cycles>17</meta:editing-cycles>
    <meta:editing-duration>PT6H2M24S</meta:editing-duration>
    <meta:document-statistic meta:table-count="0" meta:image-count="1" meta:object-count="0" meta:page-count="6" meta:paragraph-count="66" meta:word-count="1107" meta:character-count="6912" meta:non-whitespace-character-count="5913"/>
    <meta:template xlink:type="simple" xlink:actuate="onRequest" xlink:title="" xlink:href="../../../../Downloads/TP01.odt/Normal"/>
  </office:meta>
</office:document-meta>
</file>